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66852" officeooo:paragraph-rsid="00066852"/>
    </style:style>
    <style:style style:name="P2" style:family="paragraph" style:parent-style-name="Preformatted_20_Text">
      <style:text-properties officeooo:rsid="00069d68" officeooo:paragraph-rsid="00069d68"/>
    </style:style>
    <style:style style:name="P3" style:family="paragraph" style:parent-style-name="Preformatted_20_Text">
      <style:text-properties officeooo:rsid="0007511c" officeooo:paragraph-rsid="0007511c"/>
    </style:style>
    <style:style style:name="P4" style:family="paragraph" style:parent-style-name="Preformatted_20_Text">
      <style:text-properties fo:font-weight="bold" officeooo:rsid="0007511c" officeooo:paragraph-rsid="0007511c" style:font-weight-asian="bold" style:font-weight-complex="bold"/>
    </style:style>
    <style:style style:name="P5" style:family="paragraph" style:parent-style-name="Preformatted_20_Text">
      <style:text-properties fo:language="fi" fo:country="FI" officeooo:rsid="0007511c" officeooo:paragraph-rsid="0007511c"/>
    </style:style>
    <style:style style:name="P6" style:family="paragraph" style:parent-style-name="Preformatted_20_Text">
      <style:text-properties officeooo:rsid="0008a823" officeooo:paragraph-rsid="0008a823"/>
    </style:style>
    <style:style style:name="T1" style:family="text">
      <style:text-properties officeooo:rsid="00069d68"/>
    </style:style>
    <style:style style:name="T2" style:family="text">
      <style:text-properties fo:language="fi" fo:country="F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äärittelydokumentti</text:p>
      <text:p text:style-name="P1">Projektissani toteutan kolme kekoa: binomi-, binääri- ja fibonaccikeon. Pyrin toteuttamaan kaikkien kekojen seuraavat toiminnallisuudet:</text:p>
      <text:p text:style-name="P1">-uuden alkion lisääminen kekoon</text:p>
      <text:p text:style-name="P1">-huipun (minimin) palauttaminen keosta</text:p>
      <text:p text:style-name="P1">-huipun (minimin) poistaminen keosta</text:p>
      <text:p text:style-name="P1"/>
      <text:p text:style-name="P1">Jos saan kekojen tärkeimmät ominaisuudet tehtyä, vertailen seuraavaksi niiden suoritusnopeuksia.</text:p>
      <text:p text:style-name="P1"><text:span text:style-name="T1">Binäärikekoon ja binomikekoon</text:span> uuden alkion lisäämisen tulisi tapahtua <text:span text:style-name="T1">O(log n)-ajassa ja fibonaccikekoon O(1)-ajassa. </text:span></text:p>
      <text:p text:style-name="P1"><text:span text:style-name="T1"/></text:p>
      <text:p text:style-name="P2">Keon minimiarvon löytämisen aikavaativuus tulisi Binäärikeossa olla O(1), binomikeossa O(log n) ja fibonaccikeossa 0(1). Binomikeossa aikavaativuus voi olla myös 0(1), jos osoittimen pienimmän arvon sisältävään alkioon voi jotenkin tallentaa.</text:p>
      <text:p text:style-name="P2"/>
      <text:p text:style-name="P2">Pienimmän arvon poistamisen tulisi tapahtua binäärikeossa ja binomikeossa O(log n)-ajassa. Fibonaccikeossa aikavaatimus vaihtelee sen mukaan, onko keosta poistettu mitään ensimmäisten alkiolisäysten jälkeen. Keskimääräinen aikavaatimus on O(log n).</text:p>
      <text:p text:style-name="P2"/>
      <text:p text:style-name="P6">Ohjelmointikielenä käytän Javaa ja ohjelmointiympäristönä NetBeansia (versio 7.3.1).</text:p>
      <text:p text:style-name="P3">Lähteinäni on internet (lähinnä kekojen wikipediasivut), sekä kirja Introduction to Algorithms(2.painos).</text:p>
      <text:p text:style-name="P3"/>
      <text:p text:style-name="P4">Toteutusdokumentti</text:p>
      <text:p text:style-name="P3"/>
      <text:p text:style-name="P4">Testausdokumentti</text:p>
      <text:p text:style-name="P3">Testaus oli ohjelmointini kannalta elintärkeää, ja testailinkin koodiani läpi projektin. Projektistani löytyy automaattiset JUnit-testit, mutta testasin koodia myös <text:span text:style-name="T2">debuggaamalla</text:span>, väliaikaisilla maineilla sekä erilaisilla testitulosteilla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5T02:32:32.478263810</dc:date>
    <dc:creator>Johanna Keto</dc:creator>
    <meta:generator>LibreOffice/4.1.2.3$Linux_X86_64 LibreOffice_project/410m0$Build-3</meta:generator>
    <meta:editing-duration>PT19M32S</meta:editing-duration>
    <meta:editing-cycles>4</meta:editing-cycles>
    <meta:document-statistic meta:table-count="0" meta:image-count="0" meta:object-count="0" meta:page-count="1" meta:paragraph-count="14" meta:word-count="151" meta:character-count="1428" meta:non-whitespace-character-count="1291"/>
  </office:meta>
</office:document-meta>
</file>